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6.7389in" fo:margin-left="-0.0208in" fo:margin-right="-0.025in" table:align="margins" style:writing-mode="lr-tb"/>
    </style:style>
    <style:style style:name="Tabelle1.A" style:family="table-column">
      <style:table-column-properties style:column-width="2.9757in" style:rel-column-width="28938*"/>
    </style:style>
    <style:style style:name="Tabelle1.B" style:family="table-column">
      <style:table-column-properties style:column-width="3.7632in" style:rel-column-width="36597*"/>
    </style:style>
    <style:style style:name="Tabelle1.1" style:family="table-row">
      <style:table-row-properties style:min-row-height="0.2097in" style:keep-together="true" fo:keep-together="auto"/>
    </style:style>
    <style:style style:name="Tabelle1.A1" style:family="table-cell">
      <style:table-cell-properties style:vertical-align="" fo:padding-left="0.0208in" fo:padding-right="0.0208in" fo:padding-top="0in" fo:padding-bottom="0in" fo:border="none"/>
    </style:style>
    <style:style style:name="Tabelle1.B1" style:family="table-cell">
      <style:table-cell-properties style:vertical-align="bottom" fo:padding-left="0.0208in" fo:padding-right="0.0208in" fo:padding-top="0in" fo:padding-bottom="0in" fo:border="none"/>
    </style:style>
    <style:style style:name="Tabelle1.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p text:style-name="P5">Rollen:</text:p>
      <text:p text:style-name="P3"/>
      <table:table table:name="Tabelle1" table:style-name="Tabelle1">
        <table:table-column table:style-name="Tabelle1.A"/>
        <table:table-column table:style-name="Tabelle1.B"/>
        <table:table-row table:style-name="Tabelle1.1">
          <table:table-cell table:style-name="Tabelle1.A1" office:value-type="string">
            <text:p text:style-name="P4">C. R. MacNAMARA </text:p>
          </table:table-cell>
          <table:table-cell table:style-name="Tabelle1.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Tabelle1.2">
          <table:table-cell table:style-name="Tabelle1.A1" office:value-type="string">
            <text:p text:style-name="P4">OTTO LUDWIG PIFFL</text:p>
          </table:table-cell>
          <table:table-cell table:style-name="Tabelle1.B1" office:value-type="string">
            <text:p text:style-name="P4">Ein junger Kommunist voller Ideale, der den Kaptitalismus verachtet und selbst in Askese lebt. Ein linker Revoluzzer.</text:p>
          </table:table-cell>
        </table:table-row>
        <table:table-row table:style-name="Tabelle1.2">
          <table:table-cell table:style-name="Tabelle1.A1" office:value-type="string">
            <text:p text:style-name="P4">SCARLETT HAZELTINE</text:p>
          </table:table-cell>
          <table:table-cell table:style-name="Tabelle1.B1" office:value-type="string">
            <text:p text:style-name="P4">Eine junge Amerikanerin, auf Luxus und Äußerlichkeit aus. Mäßig gebildet und interessiert, außer an Männern und der Liebe.</text:p>
          </table:table-cell>
        </table:table-row>
        <table:table-row table:style-name="Tabelle1.2">
          <table:table-cell table:style-name="Tabelle1.A1" office:value-type="string">
            <text:p text:style-name="P4">PHYLLIS MacNAMARA</text:p>
          </table:table-cell>
          <table:table-cell table:style-name="Tabelle1.B1" office:value-type="string">
            <text:p text:style-name="P4">MacNamaras Frau, eine gebildete Dame, die ihren Gatten völlig durchschaut und auch von seinen Affären weiß.</text:p>
          </table:table-cell>
        </table:table-row>
        <table:table-row table:style-name="Tabelle1.2">
          <table:table-cell table:style-name="Tabelle1.A1" office:value-type="string">
            <text:p text:style-name="P4">SCHLEMMER</text:p>
          </table:table-cell>
          <table:table-cell table:style-name="Tabelle1.B1" office:value-type="string">
            <text:p text:style-name="P4">Der gewissenhafte und sehr obrigkeitshörige Sekretär MacNamaras. Ein Nazi-Mitläufer und nun angepasster Amerikafreund. </text:p>
          </table:table-cell>
        </table:table-row>
        <table:table-row table:style-name="Tabelle1.2">
          <table:table-cell table:style-name="Tabelle1.A1" office:value-type="string">
            <text:p text:style-name="P4">INGEBORG</text:p>
          </table:table-cell>
          <table:table-cell table:style-name="Tabelle1.B1" office:value-type="string">
            <text:p text:style-name="P4">MacNamaras Stenografin und Affäre. Hübsch, durchtrieben und konsumorientiert. Lässt sich von MacNamara aushalten.</text:p>
          </table:table-cell>
        </table:table-row>
        <table:table-row table:style-name="Tabelle1.2">
          <table:table-cell table:style-name="Tabelle1.A1" office:value-type="string">
            <text:p text:style-name="P4">WENDELL P. HAZELTINE</text:p>
          </table:table-cell>
          <table:table-cell table:style-name="Tabelle1.B1" office:value-type="string">
            <text:p text:style-name="P4">MacNamaras Chef in der Coca-Cola-Zentrale in Atlanta, Giorgia, und Vater von Scarlett. Gutmütiger aber strikter Geschäftsmann mit evangelikalen Werten.</text:p>
          </table:table-cell>
        </table:table-row>
        <table:table-row table:style-name="Tabelle1.2">
          <table:table-cell table:style-name="Tabelle1.A1" office:value-type="string">
            <text:p text:style-name="P4">FRAU HAZELTINE</text:p>
          </table:table-cell>
          <table:table-cell table:style-name="Tabelle1.B1" office:value-type="string">
            <text:p text:style-name="P4">Wendells Frau und Mutter von Scarlett. Besorgt um ihre Tochter und deren Lebenswandel, envangelikal und reich ausgestattet mit Luxusgütern.</text:p>
          </table:table-cell>
        </table:table-row>
        <table:table-row table:style-name="Tabelle1.2">
          <table:table-cell table:style-name="Tabelle1.A1" office:value-type="string">
            <text:p text:style-name="P4">PERIPETCHIKOFF</text:p>
          </table:table-cell>
          <table:table-cell table:style-name="Tabelle1.B1" office:value-type="string">
            <text:p text:style-name="P4">Einer von drei russischen Agenten, die hinter dem Coca-Cola-Rezept her sind.</text:p>
          </table:table-cell>
        </table:table-row>
        <table:table-row table:style-name="Tabelle1.2">
          <table:table-cell table:style-name="Tabelle1.A1" office:value-type="string">
            <text:p text:style-name="P4">BORODENKO</text:p>
          </table:table-cell>
          <table:table-cell table:style-name="Tabelle1.B1" office:value-type="string">
            <text:p text:style-name="P4">Ein zweiter der Agenten, kennt sich mit russischer Technik aus.</text:p>
          </table:table-cell>
        </table:table-row>
        <table:table-row table:style-name="Tabelle1.2">
          <table:table-cell table:style-name="Tabelle1.A1" office:value-type="string">
            <text:p text:style-name="P4">MISHKIN</text:p>
          </table:table-cell>
          <table:table-cell table:style-name="Tabelle1.B1" office:value-type="string">
            <text:p text:style-name="P4">Der dritte der Agenten, der die anderen beiden beobachtet.</text:p>
          </table:table-cell>
        </table:table-row>
        <table:table-row table:style-name="Tabelle1.2">
          <table:table-cell table:style-name="Tabelle1.A1" office:value-type="string">
            <text:p text:style-name="P4">FRITZ</text:p>
          </table:table-cell>
          <table:table-cell table:style-name="Tabelle1.B1" office:value-type="string">
            <text:p text:style-name="P4">MacNamaras Fahrer, extrem zuvorkommend und korrekt.</text:p>
          </table:table-cell>
        </table:table-row>
        <table:table-row table:style-name="Tabelle1.2">
          <table:table-cell table:style-name="Tabelle1.A1" office:value-type="string">
            <text:p text:style-name="P4">GRAF von DROSTE-SCHATTENBURG</text:p>
          </table:table-cell>
          <table:table-cell table:style-name="Tabelle1.B1" office:value-type="string">
            <text:p text:style-name="P4">Ein Mann von Adel, mit äußerst guten Manieren, feiner Garderobe und voller Stolz, aber völlig verarmt. Arbeitet als Klomann in einem Edelhotel.</text:p>
          </table:table-cell>
        </table:table-row>
        <table:table-row table:style-name="Tabelle1.2">
          <table:table-cell table:style-name="Tabelle1.A1" office:value-type="string">
            <text:p text:style-name="P4">DR. BAUER</text:p>
          </table:table-cell>
          <table:table-cell table:style-name="Tabelle1.B1" office:value-type="string">
            <text:p text:style-name="P4">Arzt und Wagner-Fan.</text:p>
          </table:table-cell>
        </table:table-row>
        <table:table-row table:style-name="Tabelle1.2">
          <table:table-cell table:style-name="Tabelle1.A1" office:value-type="string">
            <text:p text:style-name="P4">JOURNALIST</text:p>
          </table:table-cell>
          <table:table-cell table:style-name="Tabelle1.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Objekt1" text:anchor-type="paragraph" svg:width="5.4346in" svg:height="4.7846in" draw:z-index="0"><draw:object xlink:href="./Object 1" xlink:type="simple" xlink:show="embed" xlink:actuate="onLoad"/><draw:image xlink:href="./ObjectReplacements/Object 1" xlink:type="simple" xlink:show="embed" xlink:actuate="onLoad"/></draw:frame></text:p>
      <text:h text:style-name="P9"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text:line-break/><text:span text:style-name="T1">So ein Quatsch. 1895! Das hätte man doch längst gemerkt...!</text:span></text:p>
      <text:p text:style-name="P6"><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oft-pag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7">Irgendwie habe ich das Gefühl, dass die Deutschen immer die Finger mit im Spiel haben, aber nie zu ihren Gunsten... und auch niemals zu irgendjemandes Gunsten.</text:p>
      <text:p text:style-name="P7"/>
      <text:p text:style-name="Text_20_body"><text:soft-page-break/><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Berlin:</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in Warschau auf die Knie,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8">Und da sind wir endlich beim eigentlichen Thema des Abends: <text:span text:style-name="T3">Coca-Cola!</text:span></text:p>
      <text:p text:style-name="Text_20_body">Denn trotz aller Kriege und Spaltungen: Eines eint uns alle auf der Welt, der Durst! Der Durst nach <text:soft-page-break/>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Ingeborg kommt rei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2-09T22:18:18.24</dc:date>
    <dc:creator>Jirka Dell'Oro-Friedl</dc:creator>
    <meta:editing-duration>P1DT11H2M42S</meta:editing-duration>
    <meta:editing-cycles>21</meta:editing-cycles>
    <meta:generator>OpenOffice/4.1.15$Win32 OpenOffice.org_project/4115m2$Build-9813</meta:generator>
    <meta:document-statistic meta:table-count="1" meta:image-count="0" meta:object-count="1" meta:page-count="9" meta:paragraph-count="121" meta:word-count="2775" meta:character-count="182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8783in" fo:break-before="auto" style:use-optimal-row-height="false"/>
    </style:style>
    <style:style style:name="ro3"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text:p>
          </table:table-cell>
          <table:table-cell table:style-name="ce5" office:value-type="string">
            <text:p>Flughafen 1</text:p>
          </table:table-cell>
          <table:table-cell table:number-columns-repeated="7"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3">
          <table:table-cell office:value-type="string">
            <text:p>CC. R. MacNAMARA </text:p>
          </table:table-cell>
          <table:table-cell table:number-columns-repeated="10"/>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10"/>
        </table:table-row>
        <table:table-row table:style-name="ro3">
          <table:table-cell office:value-type="string">
            <text:p>PHYLLIS MacNAMARA</text:p>
          </table:table-cell>
          <table:table-cell table:number-columns-repeated="10"/>
        </table:table-row>
        <table:table-row table:style-name="ro3">
          <table:table-cell office:value-type="string">
            <text:p>SCHLEMMER</text:p>
          </table:table-cell>
          <table:table-cell table:number-columns-repeated="10"/>
        </table:table-row>
        <table:table-row table:style-name="ro3">
          <table:table-cell office:value-type="string">
            <text:p>INGEBORG</text:p>
          </table:table-cell>
          <table:table-cell table:number-columns-repeated="10"/>
        </table:table-row>
        <table:table-row table:style-name="ro3">
          <table:table-cell office:value-type="string">
            <text:p>WENDELL P, HAZELTINE</text:p>
          </table:table-cell>
          <table:table-cell table:number-columns-repeated="10"/>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10"/>
        </table:table-row>
        <table:table-row table:style-name="ro3">
          <table:table-cell office:value-type="string">
            <text:p>BORODENKO</text:p>
          </table:table-cell>
          <table:table-cell table:number-columns-repeated="10"/>
        </table:table-row>
        <table:table-row table:style-name="ro3">
          <table:table-cell office:value-type="string">
            <text:p>MISHKIN</text:p>
          </table:table-cell>
          <table:table-cell table:number-columns-repeated="10"/>
        </table:table-row>
        <table:table-row table:style-name="ro3">
          <table:table-cell office:value-type="string">
            <text:p>FRITZ</text:p>
          </table:table-cell>
          <table:table-cell table:number-columns-repeated="10"/>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9">02/09/2025</text:date>, <text:time>22:18:18</text:time></text:p>
        </style:region-right>
      </style:header>
      <style:header-left style:display="false"/>
      <style:footer>
        <text:p>Seite <text:page-number>1</text:page-number> / <text:page-count>99</text:page-count></text:p>
      </style:footer>
      <style:footer-left style:display="false"/>
    </style:master-page>
  </office:master-styles>
</office:document-styles>
</file>